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69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49000" calcext:value-type="float">
            <text:p>490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52681.3623188406" calcext:value-type="float">
            <text:p>52681.3623188406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59950" calcext:value-type="float">
            <text:p>259950</text:p>
          </table:table-cell>
          <table:table-cell/>
          <table:table-cell table:formula="of:=SUM([.L4:.L31])" office:value-type="float" office:value="249000" calcext:value-type="float">
            <text:p>249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style-name="ce15" table:formula="of:=SUM([.B35:.F35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1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3:.F10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15" table:formula="of:=SUM([.H65:.H90])" office:value-type="float" office:value="2324.09090909091" calcext:value-type="float">
            <text:p>2324.0909090909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  <table:table-cell table:style-name="ce15"/>
          <table:table-cell table:style-name="ce15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456.521739130435" calcext:value-type="float">
            <text:p>456.521739130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6:.F1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3:.F13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3" office:value-type="float" office:value="456.521739130435" calcext:value-type="float">
            <text:p>456.5217391304</text:p>
          </table:table-cell>
          <table:table-cell table:formula="of:=[.C94]/22" office:value-type="float" office:value="0" calcext:value-type="float">
            <text:p>0</text:p>
          </table:table-cell>
          <table:table-cell table:formula="of:=[.D94]/20" office:value-type="float" office:value="0" calcext:value-type="float">
            <text:p>0</text:p>
          </table:table-cell>
          <table:table-cell table:formula="of:=[.E94]/21" office:value-type="float" office:value="0" calcext:value-type="float">
            <text:p>0</text:p>
          </table:table-cell>
          <table:table-cell table:formula="of:=[.F94]/20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456.521739130435" calcext:value-type="float">
            <text:p>456.5217391304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21:17.24012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30T11:21:29.445872095</dc:date>
    <meta:editing-duration>P12DT19H32M30S</meta:editing-duration>
    <meta:editing-cycles>3615</meta:editing-cycles>
    <meta:generator>LibreOffice/4.2.8.2$Linux_X86_64 LibreOffice_project/420m0$Build-2</meta:generator>
    <meta:document-statistic meta:table-count="22" meta:cell-count="10588" meta:object-count="0"/>
  </office:meta>
</office:document-meta>
</file>